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swiss" style:font-pitch="variable"/>
    <style:font-face style:name="Source Han Sans CN" svg:font-family="'Source Han Sans C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459cm"/>
      <style:paragraph-properties style:writing-mode="lr-tb"/>
    </style:style>
    <style:style style:name="gr3" style:family="graphic" style:parent-style-name="objectwithoutfill">
      <style:graphic-properties draw:stroke="dash" draw:stroke-dash="Ultrafine_20_Dashed" svg:stroke-width="0.1cm" svg:stroke-color="#000000" draw:marker-start-width="0.35cm" draw:marker-end="Rounded_20_large_20_Arrow" draw:marker-end-width="0.3cm" draw:stroke-linejoin="none" svg:stroke-linecap="square" draw:fill="solid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objectwithoutfill">
      <style:graphic-properties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3cm" fo:min-width="0cm"/>
      <style:paragraph-properties style:writing-mode="lr-tb"/>
    </style:style>
    <style:style style:name="gr9" style:family="graphic" style:parent-style-name="standard">
      <style:graphic-properties draw:fill="solid" draw:fill-color="#00cc00" draw:textarea-horizontal-align="justify" draw:textarea-vertical-align="middle" draw:auto-grow-height="false" fo:min-height="0.75cm" fo:min-width="2.5cm" style:writing-mode="lr-tb"/>
      <style:paragraph-properties style:writing-mode="lr-tb"/>
    </style:style>
    <style:style style:name="gr10" style:family="graphic" style:parent-style-name="standard">
      <style:graphic-properties draw:fill="solid" draw:fill-color="#00cc00" draw:textarea-horizontal-align="justify" draw:textarea-vertical-align="middle" draw:auto-grow-height="false" fo:min-height="0.464cm" fo:min-width="0.785cm"/>
    </style:style>
    <style:style style:name="gr11" style:family="graphic" style:parent-style-name="standard">
      <style:graphic-properties draw:fill="solid" draw:fill-color="#00cc00" draw:textarea-horizontal-align="justify" draw:textarea-vertical-align="middle" draw:auto-grow-height="false" fo:min-height="0.456cm" fo:min-width="1.484cm" style:writing-mode="lr-tb"/>
      <style:paragraph-properties style:writing-mode="lr-tb"/>
    </style:style>
    <style:style style:name="gr12" style:family="graphic" style:parent-style-name="standard">
      <style:graphic-properties draw:fill="solid" draw:fill-color="#00cc00" draw:textarea-horizontal-align="justify" draw:textarea-vertical-align="middle" draw:auto-grow-height="false" fo:min-height="0.55cm" fo:min-width="1.15cm" style:writing-mode="lr-tb"/>
      <style:paragraph-properties style:writing-mode="lr-tb"/>
    </style:style>
    <style:style style:name="gr13" style:family="graphic" style:parent-style-name="objectwithoutfill">
      <style:graphic-properties svg:stroke-width="0.05cm" svg:stroke-color="#000000" draw:marker-start-width="0.28cm" draw:marker-end="Arrow" draw:marker-end-width="0.25cm" draw:fill="solid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fill="solid" draw:fill-color="#00cc00" draw:textarea-horizontal-align="justify" draw:textarea-vertical-align="middle" draw:auto-grow-height="false" fo:min-height="0.75cm" fo:min-width="3.3cm" style:writing-mode="lr-tb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style:font-name="Noto Sans Mono"/>
    </style:style>
    <style:style style:name="P4" style:family="paragraph">
      <loext:graphic-properties draw:fill="none" draw:fill-color="#ffffff"/>
      <style:text-properties style:font-name="Noto Sans Mono"/>
    </style:style>
    <style:style style:name="P5" style:family="paragraph">
      <style:paragraph-properties fo:text-align="center"/>
      <style:text-properties fo:color="#ffffff" loext:opacity="100%" style:font-name="Noto Sans Mono" fo:font-size="18pt" fo:font-weight="bold" style:font-size-asian="18pt" style:font-size-complex="18pt"/>
    </style:style>
    <style:style style:name="P6" style:family="paragraph">
      <loext:graphic-properties draw:fill="solid" draw:fill-color="#00cc00"/>
      <style:paragraph-properties fo:text-align="center" style:writing-mode="lr-tb"/>
      <style:text-properties fo:color="#ffffff" loext:opacity="100%" loext:color-lum-mod="100%" loext:color-lum-off="0%" style:font-name="Noto Sans Mono" fo:font-size="18pt" fo:font-weight="bold" style:font-size-asian="18pt" style:font-size-complex="18pt"/>
    </style:style>
    <style:style style:name="P7" style:family="paragraph">
      <loext:graphic-properties draw:fill="solid" draw:fill-color="#00cc00"/>
      <style:paragraph-properties fo:text-align="center"/>
    </style:style>
    <style:style style:name="P8" style:family="paragraph">
      <style:paragraph-properties fo:text-align="center"/>
      <style:text-properties style:font-name="Noto Sans Mono"/>
    </style:style>
    <style:style style:name="P9" style:family="paragraph">
      <loext:graphic-properties draw:fill="solid" draw:fill-color="#00cc00"/>
      <style:paragraph-properties fo:text-align="center" style:writing-mode="lr-tb"/>
      <style:text-properties style:font-name="Noto Sans Mono"/>
    </style:style>
    <style:style style:name="P10" style:family="paragraph">
      <style:paragraph-properties fo:text-align="center"/>
      <style:text-properties fo:color="#ffffff" loext:opacity="100%" fo:font-size="18pt" fo:font-weight="bold" style:font-size-asian="18pt" style:font-size-complex="18pt"/>
    </style:style>
    <style:style style:name="P11" style:family="paragraph">
      <loext:graphic-properties draw:fill="solid" draw:fill-color="#00cc00"/>
      <style:paragraph-properties fo:text-align="center" style:writing-mode="lr-tb"/>
      <style:text-properties fo:color="#ffffff" loext:opacity="100%" loext:color-lum-mod="100%" loext:color-lum-off="0%" fo:font-size="18pt" fo:font-weight="bold" style:font-size-asian="18pt" style:font-size-complex="18pt"/>
    </style:style>
    <style:style style:name="T1" style:family="text">
      <style:text-properties style:font-name="Noto Sans Mono"/>
    </style:style>
    <style:style style:name="T2" style:family="text">
      <style:text-properties fo:color="#ffffff" loext:opacity="100%" style:font-name="Noto Sans Mono" fo:font-size="18pt" fo:font-weight="bold" style:font-size-asian="18pt" style:font-size-complex="18pt"/>
    </style:style>
    <style:style style:name="T3" style:family="text">
      <style:text-properties fo:color="#ffffff" loext:opacity="100%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>
            <draw:frame draw:style-name="gr2" draw:text-style-name="P1" draw:layer="layout" svg:width="0.959cm" svg:height="2.537cm" svg:x="3.9cm" svg:y="2.416cm">
              <draw:text-box>
                <text:p><text:span text:style-name="T1">H</text:span><text:line-break/><text:line-break/>L</text:p>
              </draw:text-box>
            </draw:frame>
            <draw:line draw:style-name="gr3" draw:text-style-name="P2" draw:layer="layout" svg:x1="4cm" svg:y1="5cm" svg:x2="14.4cm" svg:y2="5cm">
              <text:p/>
            </draw:line>
            <draw:polyline draw:style-name="gr4" draw:text-style-name="P2" draw:layer="layout" svg:width="8.348cm" svg:height="3.762cm" draw:transform="rotate (0.321664181142555) translate (4.79003974452847cm 3.56985144143547cm)" svg:viewBox="0 0 8349 3763" draw:points="0,980 1044,1328 1486,0 1961,158 1518,1486 1897,1613 2340,285 2814,443 2372,1771 2846,1929 3289,601 5755,1423 6325,1612 5882,2941 6261,3067 6704,1739 7084,1865 6641,3193 7020,3320 7463,1992 7843,2118 7400,3446 8349,3763">
              <text:p/>
            </draw:polyline>
            <draw:frame draw:style-name="gr5" draw:text-style-name="P4" draw:layer="layout" svg:width="0.859cm" svg:height="1.115cm" svg:x="5.141cm" svg:y="5.2cm">
              <draw:text-box>
                <text:p text:style-name="P3"><text:span text:style-name="T1">L</text:span></text:p>
              </draw:text-box>
            </draw:frame>
            <draw:line draw:style-name="gr6" draw:text-style-name="P2" draw:layer="layout" svg:x1="6.2cm" svg:y1="4.5cm" svg:x2="6.2cm" svg:y2="6.6cm">
              <text:p/>
            </draw:line>
            <draw:line draw:style-name="gr6" draw:text-style-name="P2" draw:layer="layout" svg:x1="11.3cm" svg:y1="4.5cm" svg:x2="11.3cm" svg:y2="6.6cm">
              <text:p/>
            </draw:line>
            <draw:frame draw:style-name="gr7" draw:text-style-name="P4" draw:layer="layout" svg:width="3.4cm" svg:height="1.979cm" svg:x="6.2cm" svg:y="5.2cm">
              <draw:text-box>
                <text:p text:style-name="P3"><text:span text:style-name="T1">HLHL H</text:span></text:p>
                <text:p text:style-name="P3"><text:span text:style-name="T1">press</text:span></text:p>
              </draw:text-box>
            </draw:frame>
            <draw:frame draw:style-name="gr8" draw:text-style-name="P4" draw:layer="layout" svg:width="3.458cm" svg:height="2.843cm" svg:x="11.142cm" svg:y="5.2cm">
              <draw:text-box>
                <text:p text:style-name="P3"><text:span text:style-name="T1">LHLHL</text:span></text:p>
                <text:p text:style-name="P3"><text:span text:style-name="T1">release</text:span></text:p>
              </draw:text-box>
            </draw:frame>
          </draw:g>
        </draw:g>
        <draw:g draw:style-name="gr1">
          <draw:custom-shape draw:style-name="gr9" draw:text-style-name="P6" xml:id="id3" draw:id="id3" draw:layer="layout" svg:width="3cm" svg:height="1cm" svg:x="3.05cm" svg:y="13.1cm">
            <text:p text:style-name="P5"><text:span text:style-name="T2">r0 = IO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7" xml:id="id5" draw:id="id5" draw:layer="layout" svg:width="1.5cm" svg:height="1cm" svg:x="9cm" svg:y="11.3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11" draw:text-style-name="P9" xml:id="id1" draw:id="id1" draw:layer="layout" svg:width="2.2cm" svg:height="1cm" svg:x="3.45cm" svg:y="9.2cm">
            <text:p text:style-name="P8"><text:span text:style-name="T2">Start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9" draw:text-style-name="P6" xml:id="id2" draw:id="id2" draw:layer="layout" svg:width="3cm" svg:height="1cm" svg:x="3.05cm" svg:y="11.3cm">
            <text:p text:style-name="P5"><text:span text:style-name="T2">r2 = 0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6" xml:id="id4" draw:id="id4" draw:layer="layout" svg:width="3.3cm" svg:height="1.6cm" svg:x="2.9cm" svg:y="16.6cm">
            <text:p text:style-name="P5"><text:span text:style-name="T2">r0==r2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9" draw:text-style-name="P6" draw:layer="layout" svg:width="3cm" svg:height="1cm" svg:x="3.05cm" svg:y="14.8cm">
            <text:p text:style-name="P5"><text:span text:style-name="T2">r1 = r0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3" draw:text-style-name="P2" draw:layer="layout" svg:x1="4.55cm" svg:y1="10.2cm" svg:x2="4.55cm" svg:y2="11.3cm" draw:start-shape="id1" draw:start-glue-point="6" draw:end-shape="id2" draw:end-glue-point="4" svg:d="M4550 10200v1100" svg:viewBox="0 0 1 1101">
            <text:p/>
          </draw:connector>
          <draw:connector draw:style-name="gr13" draw:text-style-name="P2" draw:layer="layout" svg:x1="4.55cm" svg:y1="12.3cm" svg:x2="4.55cm" svg:y2="13.1cm" draw:start-shape="id2" draw:start-glue-point="6" draw:end-shape="id3" draw:end-glue-point="4" svg:d="M4550 12300v800" svg:viewBox="0 0 1 801">
            <text:p/>
          </draw:connector>
          <draw:connector draw:style-name="gr13" draw:text-style-name="P2" draw:layer="layout" svg:x1="4.55cm" svg:y1="14.088cm" svg:x2="4.55cm" svg:y2="14.888cm" svg:d="M4550 14088v800" svg:viewBox="0 0 1 801">
            <text:p/>
          </draw:connector>
          <draw:connector draw:style-name="gr13" draw:text-style-name="P2" draw:layer="layout" svg:x1="4.525cm" svg:y1="15.8cm" svg:x2="4.55cm" svg:y2="16.6cm" draw:end-shape="id4" draw:end-glue-point="4" svg:d="M4525 15800v150h25v650" svg:viewBox="0 0 26 801">
            <text:p/>
          </draw:connector>
          <draw:connector draw:style-name="gr13" draw:text-style-name="P2" draw:layer="layout" draw:line-skew="-0.299cm" svg:x1="2.9cm" svg:y1="17.4cm" svg:x2="3.05cm" svg:y2="13.6cm" draw:start-shape="id4" draw:start-glue-point="5" draw:end-shape="id3" draw:end-glue-point="5" svg:d="M2900 17400h-800v-3800h950" svg:viewBox="0 0 951 3801">
            <text:p/>
          </draw:connector>
          <draw:frame draw:style-name="gr5" draw:text-style-name="P4" draw:layer="layout" svg:width="0.82cm" svg:height="1.115cm" svg:x="2.6cm" svg:y="16.4cm">
            <draw:text-box>
              <text:p text:style-name="P3"><text:span text:style-name="T1">y</text:span></text:p>
            </draw:text-box>
          </draw:frame>
          <draw:custom-shape draw:style-name="gr9" draw:text-style-name="P6" xml:id="id6" draw:id="id6" draw:layer="layout" svg:width="3cm" svg:height="1cm" svg:x="8.402cm" svg:y="13.94cm">
            <text:p text:style-name="P5"><text:span text:style-name="T2">r0 = IO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13" draw:text-style-name="P2" draw:layer="layout" svg:x1="6.2cm" svg:y1="17.4cm" svg:x2="9cm" svg:y2="11.8cm" draw:start-shape="id4" draw:start-glue-point="7" draw:end-shape="id5" draw:end-glue-point="5" svg:d="M6200 17400h1401v-5600h1399" svg:viewBox="0 0 2801 5601">
            <text:p/>
          </draw:connector>
          <draw:connector draw:style-name="gr13" draw:text-style-name="P2" draw:layer="layout" draw:line-skew="0cm 0.049cm" svg:x1="10.5cm" svg:y1="11.8cm" svg:x2="9.902cm" svg:y2="13.94cm" draw:start-shape="id5" draw:start-glue-point="7" draw:end-shape="id6" draw:end-glue-point="4" svg:d="M10500 11800h502v1370h-1100v770" svg:viewBox="0 0 1101 2141">
            <text:p/>
          </draw:connector>
          <draw:custom-shape draw:style-name="gr12" draw:text-style-name="P11" xml:id="id8" draw:id="id8" draw:layer="layout" svg:width="3.3cm" svg:height="1.6cm" svg:x="8.2cm" svg:y="15.8cm">
            <text:p text:style-name="P10"><text:span text:style-name="T3">r0==r1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gr13" draw:text-style-name="P2" draw:layer="layout" draw:line-skew="-0.396cm" svg:x1="8.239cm" svg:y1="16.6cm" svg:x2="6.05cm" svg:y2="13.6cm" draw:end-shape="id3" draw:end-glue-point="7" svg:d="M8239 16600h-1239v-3000h-950" svg:viewBox="0 0 2190 3001">
            <text:p/>
          </draw:connector>
          <draw:connector draw:style-name="gr13" draw:text-style-name="P2" draw:layer="layout" svg:x1="9.902cm" svg:y1="14.94cm" svg:x2="9.889cm" svg:y2="15.8cm" draw:start-shape="id6" draw:start-glue-point="6" svg:d="M9902 14940v681h-13v179" svg:viewBox="0 0 14 861">
            <text:p/>
          </draw:connector>
          <draw:frame draw:style-name="gr5" draw:text-style-name="P4" draw:layer="layout" svg:width="0.82cm" svg:height="1.115cm" svg:x="8.08cm" svg:y="15.5cm">
            <draw:text-box>
              <text:p text:style-name="P3"><text:span text:style-name="T1">n</text:span></text:p>
            </draw:text-box>
          </draw:frame>
          <draw:custom-shape draw:style-name="gr9" draw:text-style-name="P6" xml:id="id12" draw:id="id12" draw:layer="layout" svg:width="3cm" svg:height="1cm" svg:x="14.7cm" svg:y="14.6cm">
            <text:p text:style-name="P5"><text:span text:style-name="T2">r2=r1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4" draw:text-style-name="P6" xml:id="id7" draw:id="id7" draw:layer="layout" svg:width="3.8cm" svg:height="1cm" svg:x="14.3cm" svg:y="16.5cm">
            <text:p text:style-name="P5"><text:span text:style-name="T2">trig. in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13" draw:text-style-name="P2" draw:layer="layout" svg:x1="16.2cm" svg:y1="17.5cm" svg:x2="7.01cm" svg:y2="16.585cm" draw:start-shape="id7" draw:start-glue-point="6" svg:d="M16200 17500v502h-9190v-1417" svg:viewBox="0 0 9191 1418">
            <text:p/>
          </draw:connector>
          <draw:custom-shape draw:style-name="gr12" draw:text-style-name="P6" xml:id="id9" draw:id="id9" draw:layer="layout" svg:width="3.3cm" svg:height="1.6cm" svg:x="13.1cm" svg:y="9.4cm">
            <text:p text:style-name="P5"><text:span text:style-name="T2">r2&gt;r1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9" draw:text-style-name="P6" xml:id="id10" draw:id="id10" draw:layer="layout" svg:width="3cm" svg:height="1cm" svg:x="15.9cm" svg:y="12.1cm">
            <text:p text:style-name="P5"><text:span text:style-name="T2">evt=rls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9" draw:text-style-name="P6" xml:id="id11" draw:id="id11" draw:layer="layout" svg:width="3cm" svg:height="1cm" svg:x="12.4cm" svg:y="12.1cm">
            <text:p text:style-name="P5"><text:span text:style-name="T2">evt=prs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13" draw:text-style-name="P2" draw:layer="layout" draw:line-skew="-0.301cm" svg:x1="11.5cm" svg:y1="16.6cm" svg:x2="13.1cm" svg:y2="10.2cm" draw:start-shape="id8" draw:start-glue-point="7" draw:end-shape="id9" draw:end-glue-point="5" svg:d="M11500 16600h500v-6400h1100" svg:viewBox="0 0 1601 6401">
            <text:p/>
          </draw:connector>
          <draw:connector draw:style-name="gr13" draw:text-style-name="P2" draw:layer="layout" svg:x1="16.4cm" svg:y1="10.2cm" svg:x2="17.4cm" svg:y2="12.1cm" draw:start-shape="id9" draw:start-glue-point="7" draw:end-shape="id10" draw:end-glue-point="4" svg:d="M16400 10200h1000v1900" svg:viewBox="0 0 1001 1901">
            <text:p/>
          </draw:connector>
          <draw:connector draw:style-name="gr13" draw:text-style-name="P2" draw:layer="layout" draw:line-skew="-0.15cm" svg:x1="14.75cm" svg:y1="11cm" svg:x2="13.9cm" svg:y2="12.1cm" draw:start-shape="id9" draw:start-glue-point="6" draw:end-shape="id11" draw:end-glue-point="4" svg:d="M14750 11000v400h-850v700" svg:viewBox="0 0 851 1101">
            <text:p/>
          </draw:connector>
          <draw:connector draw:style-name="gr13" draw:text-style-name="P2" draw:layer="layout" draw:line-skew="-0.051cm" svg:x1="13.9cm" svg:y1="13.1cm" svg:x2="16.2cm" svg:y2="14.6cm" draw:start-shape="id11" draw:start-glue-point="6" draw:end-shape="id12" draw:end-glue-point="4" svg:d="M13900 13100v700h2300v800" svg:viewBox="0 0 2301 1501">
            <text:p/>
          </draw:connector>
          <draw:connector draw:style-name="gr13" draw:text-style-name="P2" draw:layer="layout" draw:line-skew="-0.051cm" svg:x1="17.4cm" svg:y1="13.1cm" svg:x2="16.2cm" svg:y2="14.6cm" draw:start-shape="id10" draw:start-glue-point="6" draw:end-shape="id12" draw:end-glue-point="4" svg:d="M17400 13100v700h-1200v800" svg:viewBox="0 0 1201 1501">
            <text:p/>
          </draw:connector>
          <draw:connector draw:style-name="gr13" draw:text-style-name="P2" draw:layer="layout" svg:x1="16.2cm" svg:y1="15.6cm" svg:x2="16.2cm" svg:y2="16.5cm" draw:start-shape="id12" draw:start-glue-point="6" draw:end-shape="id7" draw:end-glue-point="4" svg:d="M16200 15600v900" svg:viewBox="0 0 1 901">
            <text:p/>
          </draw:connector>
          <draw:frame draw:style-name="gr5" draw:text-style-name="P4" draw:layer="layout" svg:width="0.82cm" svg:height="1.115cm" svg:x="15.58cm" svg:y="9cm">
            <draw:text-box>
              <text:p text:style-name="P3"><text:span text:style-name="T1">n</text:span></text:p>
            </draw:text-box>
          </draw:frame>
          <draw:frame draw:style-name="gr15" draw:text-style-name="P4" draw:layer="layout" svg:width="3.3cm" svg:height="1.115cm" svg:x="8.7cm" svg:y="10.1cm">
            <draw:text-box>
              <text:p text:style-name="P3"><text:span text:style-name="T1">Mask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swiss" style:font-pitch="variable"/>
    <style:font-face style:name="Source Han Sans CN" svg:font-family="'Source Han Sans C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1T18:19:16.046407001</meta:creation-date>
    <dc:date>2023-04-10T13:24:51.027376960</dc:date>
    <meta:editing-duration>PT1H33M53S</meta:editing-duration>
    <meta:editing-cycles>20</meta:editing-cycles>
    <meta:generator>LibreOffice/7.5.2.2$Linux_X86_64 LibreOffice_project/50$Build-2</meta:generator>
    <meta:document-statistic meta:object-count="44"/>
  </office:meta>
</office:document-meta>
</file>